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weight="bold" style:font-weight-asian="bold" style:font-weight-complex="bold" fo:font-size="14pt" style:font-size-asian="14pt" style:font-size-complex="14pt"/>
    </style:style>
    <style:style style:name="P8" style:parent-style-name="Standard" style:family="paragraph">
      <style:text-properties fo:font-weight="bold" style:font-weight-asian="bold" style:font-weight-complex="bold" fo:font-size="14pt" style:font-size-asian="14pt" style:font-size-complex="14pt"/>
    </style:style>
    <style:style style:name="P9" style:parent-style-name="Standard" style:family="paragraph">
      <style:text-properties fo:font-weight="bold" style:font-weight-asian="bold" style:font-weight-complex="bold" fo:font-size="14pt" style:font-size-asian="14pt" style:font-size-complex="14pt"/>
    </style:style>
    <style:style style:name="P10" style:parent-style-name="Standard" style:family="paragraph">
      <style:text-properties fo:font-weight="bold" style:font-weight-asian="bold" style:font-weight-complex="bold" fo:font-size="14pt" style:font-size-asian="14pt" style:font-size-complex="14pt"/>
    </style:style>
    <style:style style:name="P11" style:parent-style-name="Standard" style:family="paragraph">
      <style:text-properties fo:font-weight="bold" style:font-weight-asian="bold" style:font-weight-complex="bold" fo:font-size="14pt" style:font-size-asian="14pt" style:font-size-complex="14pt"/>
    </style:style>
    <style:style style:name="P12" style:parent-style-name="Standard" style:family="paragraph">
      <style:text-properties fo:font-weight="bold" style:font-weight-asian="bold" style:font-weight-complex="bold" fo:font-size="14pt" style:font-size-asian="14pt" style:font-size-complex="14pt"/>
    </style:style>
    <style:style style:name="P13" style:parent-style-name="Standard" style:family="paragraph">
      <style:text-properties fo:font-weight="bold" style:font-weight-asian="bold" style:font-weight-complex="bold" fo:font-size="14pt" style:font-size-asian="14pt" style:font-size-complex="14pt"/>
    </style:style>
    <style:style style:name="P14" style:parent-style-name="Standard" style:family="paragraph">
      <style:text-properties fo:font-weight="bold" style:font-weight-asian="bold" style:font-weight-complex="bold" fo:font-size="14pt" style:font-size-asian="14pt" style:font-size-complex="14pt"/>
    </style:style>
    <style:style style:name="P15" style:parent-style-name="Standard" style:family="paragraph">
      <style:text-properties fo:font-weight="bold" style:font-weight-asian="bold" style:font-weight-complex="bold" fo:font-size="14pt" style:font-size-asian="14pt" style:font-size-complex="14pt"/>
    </style:style>
    <style:style style:name="P16" style:parent-style-name="Standard" style:family="paragraph">
      <style:text-properties fo:font-weight="bold" style:font-weight-asian="bold" style:font-weight-complex="bold" fo:font-size="14pt" style:font-size-asian="14pt" style:font-size-complex="14pt"/>
    </style:style>
    <style:style style:name="P17" style:parent-style-name="Standard" style:family="paragraph">
      <style:text-properties fo:font-weight="bold" style:font-weight-asian="bold" style:font-weight-complex="bold" fo:font-size="14pt" style:font-size-asian="14pt" style:font-size-complex="14pt"/>
    </style:style>
    <style:style style:name="P18" style:parent-style-name="Standard" style:family="paragraph">
      <style:text-properties fo:font-weight="bold" style:font-weight-asian="bold" style:font-weight-complex="bold" fo:font-size="14pt" style:font-size-asian="14pt" style:font-size-complex="14pt"/>
    </style:style>
    <style:style style:name="P19" style:parent-style-name="Standard" style:family="paragraph">
      <style:text-properties fo:font-weight="bold" style:font-weight-asian="bold" style:font-weight-complex="bold" fo:font-size="14pt" style:font-size-asian="14pt" style:font-size-complex="14pt"/>
    </style:style>
    <style:style style:name="P20" style:parent-style-name="Standard" style:family="paragraph">
      <style:text-properties fo:font-weight="bold" style:font-weight-asian="bold" style:font-weight-complex="bold" fo:font-size="14pt" style:font-size-asian="14pt" style:font-size-complex="14pt"/>
    </style:style>
    <style:style style:name="P21" style:parent-style-name="Standard" style:family="paragraph">
      <style:text-properties fo:font-weight="bold" style:font-weight-asian="bold" style:font-weight-complex="bold" fo:font-size="14pt" style:font-size-asian="14pt" style:font-size-complex="14pt"/>
    </style:style>
    <style:style style:name="T22" style:parent-style-name="DefaultParagraphFont" style:family="text">
      <style:text-properties fo:font-style="italic" style:font-style-asian="italic" style:font-style-complex="italic"/>
    </style:style>
    <style:style style:name="P23" style:parent-style-name="Standard" style:family="paragraph">
      <style:text-properties fo:font-weight="bold" style:font-weight-asian="bold" style:font-weight-complex="bold"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style>
    <style:style style:name="P26" style:parent-style-name="Standard" style:family="paragraph">
      <style:text-properties fo:font-weight="bold" style:font-weight-asian="bold" style:font-weight-complex="bold" fo:font-size="14pt" style:font-size-asian="14pt" style:font-size-complex="14pt"/>
    </style:style>
    <style:style style:name="P27" style:parent-style-name="Standard" style:family="paragraph">
      <style:text-properties fo:font-weight="bold" style:font-weight-asian="bold" style:font-weight-complex="bold" fo:font-size="14pt" style:font-size-asian="14pt" style:font-size-complex="14pt"/>
    </style:style>
    <style:style style:name="P28" style:parent-style-name="Standard" style:family="paragraph">
      <style:text-properties fo:font-weight="bold" style:font-weight-asian="bold" style:font-weight-complex="bold" fo:font-size="14pt" style:font-size-asian="14pt" style:font-size-complex="14pt"/>
    </style:style>
    <style:style style:name="P29" style:parent-style-name="Standard" style:family="paragraph">
      <style:text-properties fo:font-weight="bold" style:font-weight-asian="bold" style:font-weight-complex="bold" fo:font-size="14pt" style:font-size-asian="14pt" style:font-size-complex="14pt"/>
    </style:style>
    <style:style style:name="P30" style:parent-style-name="Standard" style:family="paragraph">
      <style:text-properties fo:font-weight="bold" style:font-weight-asian="bold" style:font-weight-complex="bold" fo:font-size="14pt" style:font-size-asian="14pt" style:font-size-complex="14pt"/>
    </style:style>
    <style:style style:name="P31" style:parent-style-name="Standard" style:family="paragraph">
      <style:text-properties fo:font-weight="bold" style:font-weight-asian="bold" style:font-weight-complex="bold" fo:font-size="14pt" style:font-size-asian="14pt" style:font-size-complex="14pt"/>
    </style:style>
    <style:style style:name="P32" style:parent-style-name="Standard" style:family="paragraph">
      <style:text-properties fo:font-weight="bold" style:font-weight-asian="bold" style:font-weight-complex="bold" fo:font-size="14pt" style:font-size-asian="14pt" style:font-size-complex="14pt"/>
    </style:style>
    <style:style style:name="P33" style:parent-style-name="Standard" style:family="paragraph">
      <style:text-properties fo:font-weight="bold" style:font-weight-asian="bold" style:font-weight-complex="bold" fo:font-size="14pt" style:font-size-asian="14pt" style:font-size-complex="14pt"/>
    </style:style>
    <style:style style:name="P34" style:parent-style-name="Standard" style:family="paragraph">
      <style:text-properties fo:font-weight="bold" style:font-weight-asian="bold" style:font-weight-complex="bold" fo:font-size="14pt" style:font-size-asian="14pt" style:font-size-complex="14pt"/>
    </style:style>
    <style:style style:name="P35" style:parent-style-name="Standard" style:family="paragraph">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style:font-weight-complex="bold" fo:font-size="14pt" style:font-size-asian="14pt" style:font-size-complex="14pt"/>
    </style:style>
    <style:style style:name="P37" style:parent-style-name="Standard" style:family="paragraph">
      <style:text-properties fo:font-weight="bold" style:font-weight-asian="bold" style:font-weight-complex="bold" fo:font-size="14pt" style:font-size-asian="14pt" style:font-size-complex="14pt"/>
    </style:style>
    <style:style style:name="T38" style:parent-style-name="DefaultParagraphFont" style:family="text">
      <style:text-properties fo:font-style="italic" style:font-style-asian="italic" style:font-style-complex="italic"/>
    </style:style>
    <style:style style:name="P39" style:parent-style-name="Standard" style:family="paragraph">
      <style:text-properties fo:font-weight="bold" style:font-weight-asian="bold" style:font-weight-complex="bold" fo:font-size="14pt" style:font-size-asian="14pt" style:font-size-complex="14pt"/>
    </style:style>
    <style:style style:name="T40" style:parent-style-name="DefaultParagraphFont" style:family="text">
      <style:text-properties fo:font-weight="bold" style:font-weight-asian="bold" style:font-weight-complex="bold"/>
    </style:style>
    <style:style style:name="P41" style:parent-style-name="Standard" style:family="paragraph">
      <style:text-properties fo:font-weight="bold" style:font-weight-asian="bold" style:font-weight-complex="bold" fo:font-size="14pt" style:font-size-asian="14pt" style:font-size-complex="14pt"/>
    </style:style>
  </office:automatic-styles>
  <office:body>
    <office:text text:use-soft-page-breaks="true">
      <text:p text:style-name="P1">Parallel Programming Assignment 1</text:p>
      <text:p text:style-name="P2"/>
      <text:p text:style-name="P3">Team Members</text:p>
      <text:p text:style-name="Standard">Bidyadhar Mohanty<text:tab/>:<text:tab/>16CO212</text:p>
      <text:p text:style-name="Standard">Soham Patil<text:tab/>:<text:tab/>16CO249</text:p>
      <text:p text:style-name="Standard"/>
      <text:p text:style-name="P4">Q1</text:p>
      <text:p text:style-name="Standard"/>
      <text:p text:style-name="Standard">Default<text:s/>number of threads is 4. It is because<text:s/>“Hello World” is printed 4 times.</text:p>
      <text:p text:style-name="Standard"/>
      <text:p text:style-name="P5">Q2</text:p>
      <text:p text:style-name="Standard">Given below is the output</text:p>
      <text:p text:style-name="Standard"/>
      <text:p text:style-name="Standard">Default number of threads is 4. Hence thread ID ranges from 0 to 3.</text:p>
      <text:p text:style-name="Standard"/>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Q3</text:p>
      <text:p text:style-name="Standard"/>
      <text:p text:style-name="Standard">Maximum speedup is obtained when number of threads is 6.</text:p>
      <text:p text:style-name="Standard">When number of threads is increased further,<text:s/>runtime increases since the number threads are greater than the number of cores in the system. Hence time is consumed in scheduling the excess threads by operating system among the cores.</text:p>
      <text:p text:style-name="Standard"/>
      <text:p text:style-name="P21">Q4</text:p>
      <text:p text:style-name="Standard"/>
      <text:p text:style-name="Standard">Matrix multiplication done using parallel calculations speeds up the process as seen in the output.</text:p>
      <text:p text:style-name="Standard">The<text:s/><text:span text:style-name="T22">void check_eq_matrix()<text:s/></text:span>function checks if the output of the serial and parallel codes are equal. Only if they are equal the speedup is shown. Since speedup is shown for threads from 2 to 20, the parallel calculation gas given the right output.</text:p>
      <text:p text:style-name="Standard"/>
      <text:p text:style-name="Standard">The matrix multiplication algorithm 3 loops nested with a complexity of O(n^3). We fork the master thread at each level of loop to obtain the best speedup.</text:p>
      <text:p text:style-name="Standard">The inner most loop sums up the product of corresponding row and column.</text:p>
      <text:p text:style-name="Standard"/>
      <text:p text:style-name="P23">Q5</text:p>
      <text:p text:style-name="Standard"/>
      <text:soft-page-break/>
      <text:p text:style-name="Standard">Shared variables are</text:p>
      <text:p text:style-name="Standard">1. sum : which stores the area under the curve</text:p>
      <text:p text:style-name="Standard"/>
      <text:p text:style-name="Standard">Private variables are</text:p>
      <text:p text:style-name="Standard">1. ID : thread ID</text:p>
      <text:p text:style-name="Standard">2. increment : loop increment to split the loop iteration among the threads</text:p>
      <text:p text:style-name="Standard">3. t_sum : to calculate sum for each thread</text:p>
      <text:p text:style-name="Standard"/>
      <text:p text:style-name="Standard">Since every<text:s/>thread spawned calculates its own sum, the total sum has to be summed up. This sum variable is shared but cannot be simultaneously updated my multiple threads.</text:p>
      <text:p text:style-name="Standard"/>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Q6</text:p>
      <text:p text:style-name="Standard"/>
      <text:p text:style-name="Standard">The reduction clause is used to sum the area under the curve. Every thread<text:s/>creates its own local copy of the sum and then reduction is done using the operator specified in<text:s/><text:span text:style-name="T38">reduction (op : list)<text:s/></text:span>.</text:p>
      <text:p text:style-name="Standard"/>
      <text:p text:style-name="P39">Q7</text:p>
      <text:p text:style-name="Standard"/>
      <text:p text:style-name="Standard">Random numbers are generator using the<text:s/><text:span text:style-name="T40">Linear Congruential Generator<text:s/></text:span>defined by</text:p>
      <text:p text:style-name="Standard"/>
      <text:p text:style-name="Standard">X(n+1) = (a*X(n) + c) mod m</text:p>
      <text:p text:style-name="Standard"/>
      <text:p text:style-name="P41">Q8</text:p>
      <text:p text:style-name="Standard"/>
      <text:p text:style-name="Standard">Two threads, one<text:s/>for producer and one for consumer was created. The sections clause was used to reserve each section for one thre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idyadhar Mohanty</dc:creator>
    <meta:creation-date>2018-01-11T23:24:00Z</meta:creation-date>
    <dc:date>2018-09-21T05:20:00Z</dc:date>
    <meta:template xlink:href="Normal" xlink:type="simple"/>
    <meta:editing-cycles>25</meta:editing-cycles>
    <meta:editing-duration>PT2100S</meta:editing-duration>
    <meta:document-statistic meta:page-count="2" meta:paragraph-count="4" meta:word-count="305" meta:character-count="2043" meta:row-count="14" meta:non-whitespace-character-count="1742"/>
  </office:meta>
</office:document-meta>
</file>